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Time step: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2" office:value-type="float" office:value="847.070115672746" calcext:value-type="float">
            <text:p>847.0701156727</text:p>
          </table:table-cell>
          <table:table-cell/>
          <table:table-cell table:style-name="ce2" office:value-type="float" office:value="847.070107152247" calcext:value-type="float">
            <text:p>847.0701071522</text:p>
          </table:table-cell>
          <table:table-cell/>
          <table:table-cell table:formula="of:=[.D13]/[.F13]" office:value-type="float" office:value="1.00000001005879" calcext:value-type="float">
            <text:p>1.0000000101</text:p>
          </table:table-cell>
          <table:table-cell table:formula="of:=[.D13]-[.F13]" office:value-type="float" office:value="0.0000085204990227794" calcext:value-type="float">
            <text:p>8.5204990227794E-006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2" office:value-type="float" office:value="3054.60431113431" calcext:value-type="float">
            <text:p>3054.6043111343</text:p>
          </table:table-cell>
          <table:table-cell/>
          <table:table-cell table:style-name="ce2" office:value-type="float" office:value="3054.60428041858" calcext:value-type="float">
            <text:p>3054.6042804186</text:p>
          </table:table-cell>
          <table:table-cell/>
          <table:table-cell table:formula="of:=[.D14]/[.F14]" office:value-type="float" office:value="1.00000001005555" calcext:value-type="float">
            <text:p>1.0000000101</text:p>
          </table:table-cell>
          <table:table-cell table:formula="of:=[.D14]-[.F14]" office:value-type="float" office:value="0.0000307157301904226" calcext:value-type="float">
            <text:p>3.07157301904226E-00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2" office:value-type="float" office:value="1216.80268894022" calcext:value-type="float">
            <text:p>1216.8026889402</text:p>
          </table:table-cell>
          <table:table-cell/>
          <table:table-cell table:style-name="ce2" office:value-type="float" office:value="1216.80267654981" calcext:value-type="float">
            <text:p>1216.8026765498</text:p>
          </table:table-cell>
          <table:table-cell/>
          <table:table-cell table:formula="of:=[.D15]/[.F15]" office:value-type="float" office:value="1.00000001018276" calcext:value-type="float">
            <text:p>1.0000000102</text:p>
          </table:table-cell>
          <table:table-cell table:formula="of:=[.D15]-[.F15]" office:value-type="float" office:value="0.0000123904098927596" calcext:value-type="float">
            <text:p>1.23904098927596E-005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2" office:value-type="float" office:value="-0.215395984382357" calcext:value-type="float">
            <text:p>-0.2153959844</text:p>
          </table:table-cell>
          <table:table-cell/>
          <table:table-cell table:style-name="ce2" office:value-type="float" office:value="-0.21552879270543" calcext:value-type="float">
            <text:p>-0.2155287927</text:p>
          </table:table-cell>
          <table:table-cell/>
          <table:table-cell table:formula="of:=[.D16]/[.F16]" office:value-type="float" office:value="0.999383802407994" calcext:value-type="float">
            <text:p>0.9993838024</text:p>
          </table:table-cell>
          <table:table-cell table:formula="of:=[.D16]-[.F16]" office:value-type="float" office:value="0.000132808323072969" calcext:value-type="float">
            <text:p>0.000132808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2" office:value-type="float" office:value="0.064058481074928" calcext:value-type="float">
            <text:p>0.0640584811</text:p>
          </table:table-cell>
          <table:table-cell/>
          <table:table-cell table:style-name="ce2" office:value-type="float" office:value="0.0635797155618017" calcext:value-type="float">
            <text:p>0.0635797156</text:p>
          </table:table-cell>
          <table:table-cell/>
          <table:table-cell table:formula="of:=[.D17]/[.F17]" office:value-type="float" office:value="1.00753016129273" calcext:value-type="float">
            <text:p>1.0075301613</text:p>
          </table:table-cell>
          <table:table-cell table:formula="of:=[.D17]-[.F17]" office:value-type="float" office:value="0.000478765513126311" calcext:value-type="float">
            <text:p>0.0004787655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2" office:value-type="float" office:value="0.00159941943115913" calcext:value-type="float">
            <text:p>0.0015994194</text:p>
          </table:table-cell>
          <table:table-cell/>
          <table:table-cell table:style-name="ce2" office:value-type="float" office:value="0.00140628098185211" calcext:value-type="float">
            <text:p>0.001406281</text:p>
          </table:table-cell>
          <table:table-cell/>
          <table:table-cell table:formula="of:=[.D18]/[.F18]" office:value-type="float" office:value="1.13733987147622" calcext:value-type="float">
            <text:p>1.1373398715</text:p>
          </table:table-cell>
          <table:table-cell table:formula="of:=[.D18]-[.F18]" office:value-type="float" office:value="0.00019313844930702" calcext:value-type="float">
            <text:p>0.0001931384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2" office:value-type="float" office:value="226.671059286136" calcext:value-type="float">
            <text:p>226.6710592861</text:p>
          </table:table-cell>
          <table:table-cell/>
          <table:table-cell table:style-name="ce2" office:value-type="float" office:value="226.671059286136" calcext:value-type="float">
            <text:p>226.6710592861</text:p>
          </table:table-cell>
          <table:table-cell/>
          <table:table-cell table:formula="of:=[.D19]/[.F19]" office:value-type="float" office:value="1" calcext:value-type="float">
            <text:p>1</text:p>
          </table:table-cell>
          <table:table-cell table:formula="of:=[.D19]-[.F19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5-18T17:34:41.872468213</dc:date>
    <dc:creator>Stacha Petrovic</dc:creator>
    <meta:editing-duration>PT3M35S</meta:editing-duration>
    <meta:editing-cycles>2</meta:editing-cycles>
    <meta:document-statistic meta:table-count="1" meta:cell-count="41" meta:object-count="0"/>
    <meta:user-defined meta:name="qrichtext">1</meta:user-defined>
  </office:meta>
</office:document-meta>
</file>